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24-01-18 0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23-01-10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22-01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21-01-12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20-01-14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9-01-08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8-01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7-01-17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6-01-20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5-01-06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4-01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3-10-09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17</text:p>
          </table:table-cell>
          <table:table-cell office:value-type="string" calcext:value-type="string">
            <text:p>RUSH-069</text:p>
          </table:table-cell>
          <table:table-cell office:value-type="string" calcext:value-type="string">
            <text:p>2013-06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